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69d" officeooo:paragraph-rsid="001c369d"/>
    </style:style>
    <style:style style:name="P2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c369d" officeooo:paragraph-rsid="001c369d"/>
    </style:style>
    <style:style style:name="P3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c369d" officeooo:paragraph-rsid="001df993"/>
    </style:style>
    <style:style style:name="P4" style:family="paragraph" style:parent-style-name="Standard">
      <style:text-properties fo:font-variant="normal" fo:text-transform="none" fo:color="#000000" style:font-name="Open Sans" fo:font-size="13.5pt" fo:letter-spacing="normal" fo:font-style="normal" fo:font-weight="bold" officeooo:rsid="001c369d" officeooo:paragraph-rsid="001c369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officeooo:rsid="001c369d" officeooo:paragraph-rsid="001c369d" style:font-size-asian="26pt" style:font-size-complex="26pt"/>
    </style:style>
    <style:style style:name="P6" style:family="paragraph" style:parent-style-name="Standard">
      <style:text-properties fo:font-variant="normal" fo:text-transform="none" fo:color="#000000" style:font-name="Open Sans" fo:font-size="13.5pt" fo:letter-spacing="normal" fo:font-style="normal" fo:font-weight="bold" officeooo:rsid="001c369d" officeooo:paragraph-rsid="001c369d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Open Sans" fo:font-size="13.5pt" fo:letter-spacing="normal" fo:font-style="normal" fo:font-weight="bold" officeooo:rsid="001c369d" officeooo:paragraph-rsid="001c369d"/>
    </style:style>
    <style:style style:name="P8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c369d" officeooo:paragraph-rsid="001c369d"/>
    </style:style>
    <style:style style:name="P9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e1582" officeooo:paragraph-rsid="001e1582"/>
    </style:style>
    <style:style style:name="P10" style:family="paragraph" style:parent-style-name="Standard">
      <style:text-properties fo:font-variant="normal" fo:text-transform="none" fo:color="#3b95d5" style:font-name="Open Sans" fo:font-size="13.5pt" fo:letter-spacing="normal" fo:font-style="normal" fo:font-weight="normal" officeooo:rsid="001c369d" officeooo:paragraph-rsid="001c369d"/>
    </style:style>
    <style:style style:name="P11" style:family="paragraph" style:parent-style-name="Standard">
      <style:text-properties officeooo:rsid="001c369d" officeooo:paragraph-rsid="001c369d"/>
    </style:style>
    <style:style style:name="T1" style:family="text">
      <style:text-properties fo:font-variant="normal" fo:text-transform="none" fo:color="#000000" style:font-name="Open Sans" fo:font-size="13.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style:font-name="Open Sans" fo:font-size="13.5pt" fo:letter-spacing="normal" fo:font-style="normal" fo:font-weight="bold" officeooo:rsid="001e1582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1e1582" style:font-weight-asian="bold" style:font-weight-complex="bold"/>
    </style:style>
    <style:style style:name="T5" style:family="text">
      <style:text-properties officeooo:rsid="001e1582"/>
    </style:style>
    <style:style style:name="T6" style:family="text">
      <style:text-properties officeooo:rsid="001f2a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Funciones Estadísticas Excel</text:p>
      <text:p text:style-name="P1"/>
      <text:p text:style-name="P2">A continuación se mostraran <text:span text:style-name="T6">el</text:span> detalle de las principales funciones <text:span text:style-name="T6">estadísticas </text:span>de Excel:</text:p>
      <text:p text:style-name="P2"/>
      <text:p text:style-name="P1"/>
      <text:p text:style-name="P4"><text:span text:style-name="T5">1) </text:span>CONTAR:</text:p>
      <text:p text:style-name="P1"/>
      <text:p text:style-name="P2">Cuenta el número de celdas de un rango que contienen números.</text:p>
      <text:p text:style-name="P2"/>
      <text:p text:style-name="P2"/>
      <text:p text:style-name="P4"><text:span text:style-name="T5">2) </text:span>CONTAR.SI</text:p>
      <text:p text:style-name="P2"/>
      <text:p text:style-name="P2">Cuenta las celdas en el rango que coinciden con la condición dada.</text:p>
      <text:p text:style-name="P2"/>
      <text:p text:style-name="P1"/>
      <text:p text:style-name="P1"><text:span text:style-name="T2">3) </text:span><text:span text:style-name="T1">CONTARA</text:span></text:p>
      <text:p text:style-name="P1"/>
      <text:p text:style-name="P2">Cuenta el número de celdas no vacías de un rango.</text:p>
      <text:p text:style-name="P2"/>
      <text:p text:style-name="P2"/>
      <text:p text:style-name="P4"><text:span text:style-name="T5">4) </text:span>COVARIANCE.P</text:p>
      <text:p text:style-name="P2"/>
      <text:p text:style-name="P2">Devuelve la covarianza de población, el promedio de los productos de las desviaciones para cada pareja de puntos de datos en dos conjuntos de datos.</text:p>
      <text:p text:style-name="P2"/>
      <text:p text:style-name="P2"/>
      <text:p text:style-name="P4"><text:span text:style-name="T5">5) </text:span>DESVEST.M</text:p>
      <text:p text:style-name="P2"/>
      <text:p text:style-name="P2">Calcula la desviación estándar en función de una muestra (omite los valores lógicos y el texto).</text:p>
      <text:p text:style-name="P2"/>
      <text:p text:style-name="P4"/>
      <text:p text:style-name="P4"><text:span text:style-name="T5">6) </text:span>DESVEST.P</text:p>
      <text:p text:style-name="P2"/>
      <text:p text:style-name="P2">Calcula la desviación estándar en función de la población total proporcionada como argumentos (omite los valores lógicos y el texto).</text:p>
      <text:p text:style-name="P2"/>
      <text:p text:style-name="P2"/>
      <text:p text:style-name="P4"><text:span text:style-name="T5">7) </text:span>DISTR.BETA.N</text:p>
      <text:p text:style-name="P2"/>
      <text:p text:style-name="P2">Devuelve la función de distribución de probabilidad beta.</text:p>
      <text:p text:style-name="P2"/>
      <text:p text:style-name="P2"/>
      <text:p text:style-name="P4"><text:soft-page-break/><text:span text:style-name="T5">8) </text:span>DISTR.BINOM.N</text:p>
      <text:p text:style-name="P2"/>
      <text:p text:style-name="P2">Devuelve la probabilidad de una variable aleatoria discreta siguiendo una distribución binomial.</text:p>
      <text:p text:style-name="P2"/>
      <text:p text:style-name="P2"/>
      <text:p text:style-name="P4"><text:span text:style-name="T5">9) </text:span>DISTR.CHICUAD</text:p>
      <text:p text:style-name="P2"/>
      <text:p text:style-name="P2">Devuelve la probabilidad de cola izquierda de la distribución chi cuadrado.</text:p>
      <text:p text:style-name="P2"/>
      <text:p text:style-name="P2"/>
      <text:p text:style-name="P7"><text:span text:style-name="T4">10) </text:span><text:span text:style-name="T3">DISTR.NORM.N</text:span></text:p>
      <text:p text:style-name="P2"/>
      <text:p text:style-name="P2">Devuelve la distribución normal para la media y la desviación estándar especificadas.</text:p>
      <text:p text:style-name="P2"/>
      <text:p text:style-name="P2"/>
      <text:p text:style-name="P7"><text:span text:style-name="T4">11) </text:span><text:span text:style-name="T3">FRECUENCIA</text:span></text:p>
      <text:p text:style-name="P2"/>
      <text:p text:style-name="P2">Calcula la frecuencia con la que ocurre un valor dentro de un rango de valores y devuelve una matriz vertical de números.</text:p>
      <text:p text:style-name="P2"/>
      <text:p text:style-name="P2"/>
      <text:p text:style-name="P4"><text:span text:style-name="T5">12) </text:span>INTERVALO.CONFIANZA.NORM</text:p>
      <text:p text:style-name="P2"/>
      <text:p text:style-name="P2">Devuelve el intervalo de confianza para una media de población con una distribución normal.</text:p>
      <text:p text:style-name="P2"/>
      <text:p text:style-name="P2"/>
      <text:p text:style-name="P4"><text:span text:style-name="T5">13) </text:span>INTERVALO.CONFIANZA.T</text:p>
      <text:p text:style-name="P2"/>
      <text:p text:style-name="P2">Devuelve el intervalo de confianza para una media de población con una distribución de T de Student.</text:p>
      <text:p text:style-name="P2"/>
      <text:p text:style-name="P2"/>
      <text:p text:style-name="P4"><text:span text:style-name="T5">14) </text:span>INV.CHICUAD</text:p>
      <text:p text:style-name="P2"/>
      <text:p text:style-name="P2">Devuelve el inverso de la probabilidad de cola izquierda de la distribución chi cuadrado.</text:p>
      <text:p text:style-name="P2"/>
      <text:p text:style-name="P2"/>
      <text:p text:style-name="P4"><text:span text:style-name="T5">15) </text:span>INV.NORM.ESTAND</text:p>
      <text:p text:style-name="P2"/>
      <text:p text:style-name="P2">Devuelve el inverso de la distribución normal estándar acumulativa. Tiene una media de cero y una desviación estándar de uno.</text:p>
      <text:p text:style-name="P7"><text:soft-page-break/><text:span text:style-name="T4">16) </text:span><text:span text:style-name="T3">MAX</text:span></text:p>
      <text:p text:style-name="P2"/>
      <text:p text:style-name="P2">Devuelve el valor máximo de una lista de valores. Omite los valores lógicos y texto.</text:p>
      <text:p text:style-name="P2"/>
      <text:p text:style-name="P9"/>
      <text:p text:style-name="P7"><text:span text:style-name="T4">17) </text:span><text:span text:style-name="T3">MEDIANA</text:span></text:p>
      <text:p text:style-name="P2"/>
      <text:p text:style-name="P2">Devuelve la mediana o el número central de un conjunto de números.</text:p>
      <text:p text:style-name="P2"/>
      <text:p text:style-name="P2"/>
      <text:p text:style-name="P4"><text:span text:style-name="T5">18) </text:span>MIN</text:p>
      <text:p text:style-name="P2"/>
      <text:p text:style-name="P2">Devuelve el valor mínimo de una lista de valores. Omite los valores lógicos y texto.</text:p>
      <text:p text:style-name="P2"/>
      <text:p text:style-name="P10"/>
      <text:p text:style-name="P4"><text:span text:style-name="T5">19) </text:span>MODA.UNO</text:p>
      <text:p text:style-name="P2"/>
      <text:p text:style-name="P2">Devuelve el valor más frecuente o repetitivo de una matriz o rango de datos.</text:p>
      <text:p text:style-name="P2"/>
      <text:p text:style-name="P2"/>
      <text:p text:style-name="P7"><text:span text:style-name="T4">20) </text:span><text:span text:style-name="T3">NORMALIZACION</text:span></text:p>
      <text:p text:style-name="P2"/>
      <text:p text:style-name="P2">Devuelve un valor normalizado de una distribución caracterizada por una media y desviación estándar.</text:p>
      <text:p text:style-name="P2"/>
      <text:p text:style-name="P4"><text:span text:style-name="T5">21) </text:span>PERMUTACIONES</text:p>
      <text:p text:style-name="P2"/>
      <text:p text:style-name="P2">Devuelve el número de permutaciones para un número determinado de objetos que pueden ser seleccionados de los objetos totales.</text:p>
      <text:p text:style-name="P2"/>
      <text:p text:style-name="P2"/>
      <text:p text:style-name="P4"><text:span text:style-name="T5">22) </text:span>PROBABILIDAD</text:p>
      <text:p text:style-name="P2"/>
      <text:p text:style-name="P2">Devuelve la probabilidad de que los valores de un rango se encuentren entre dos límites o sean iguales a un límite inferior.</text:p>
      <text:p text:style-name="P2"/>
      <text:p text:style-name="P2"/>
      <text:p text:style-name="P4"><text:span text:style-name="T5">23) </text:span>PROMEDIO</text:p>
      <text:p text:style-name="P2"/>
      <text:p text:style-name="P2">Devuelve el promedio (media aritmética) de los argumentos, los cuales pueden ser números, nombres, matrices o referencias que contengan números.</text:p>
      <text:p text:style-name="P2"/>
      <text:p text:style-name="P7"><text:soft-page-break/><text:span text:style-name="T4">24) </text:span><text:span text:style-name="T3">PROMEDIO.SI</text:span></text:p>
      <text:p text:style-name="P2"/>
      <text:p text:style-name="P2">Busca el promedio (media aritmética) de las celdas que cumplen un determinado criterio o condición.</text:p>
      <text:p text:style-name="P2"/>
      <text:p text:style-name="P2"/>
      <text:p text:style-name="P4"><text:span text:style-name="T5">25) </text:span>PRONOSTICO</text:p>
      <text:p text:style-name="P2"/>
      <text:p text:style-name="P2">Calcula o predice un valor futuro en una tendencia lineal usando valores existentes</text:p>
      <text:p text:style-name="P2"/>
      <text:p text:style-name="P10"/>
      <text:p text:style-name="P4"><text:span text:style-name="T5">26) </text:span>TENDENCIA</text:p>
      <text:p text:style-name="P2"/>
      <text:p text:style-name="P2">Devuelve números en una tendencia lineal que coincide con puntos de datos conocidos, usando el método de los mínimos cuadrados.</text:p>
      <text:p text:style-name="P2"/>
      <text:p text:style-name="P4"><text:span text:style-name="T5">27) </text:span>VAR.P</text:p>
      <text:p text:style-name="P2"/>
      <text:p text:style-name="P3">Calcula la varianza en función de la población total</text:p>
      <text:p text:style-name="P2"/>
      <text:p text:style-name="P2"/>
      <text:p text:style-name="P4"><text:span text:style-name="T5">28) </text:span>VAR.S</text:p>
      <text:p text:style-name="P2"/>
      <text:p text:style-name="P2">Calcula la varianza en función de una muestr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7:22:28.486473805</meta:creation-date>
    <meta:generator>LibreOffice/4.2.8.2$Linux_X86_64 LibreOffice_project/420m0$Build-2</meta:generator>
    <dc:date>2015-05-26T18:06:48.181387381</dc:date>
    <meta:editing-duration>PT30M41S</meta:editing-duration>
    <meta:editing-cycles>7</meta:editing-cycles>
    <meta:document-statistic meta:table-count="0" meta:image-count="0" meta:object-count="0" meta:page-count="4" meta:paragraph-count="58" meta:word-count="492" meta:character-count="3114" meta:non-whitespace-character-count="2680"/>
  </office:meta>
</office:document-meta>
</file>